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text-indent="0cm" style:auto-text-indent="false"/>
    </style:style>
    <style:style style:name="P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Liberation Serif" fo:font-size="12pt" style:font-name-asian="Courier" style:font-size-asian="12pt" style:font-name-complex="Courier" style:font-size-complex="12pt"/>
    </style:style>
    <style:style style:name="P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Liberation Serif" fo:font-size="16pt" style:text-underline-style="solid" style:text-underline-width="auto" style:text-underline-color="font-color" fo:font-weight="bold" style:font-name-asian="Courier" style:font-size-asian="16pt" style:font-weight-asian="bold" style:font-name-complex="Courier" style:font-size-complex="16pt" style:font-weight-complex="bold"/>
    </style:style>
    <style:style style:name="P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Liberation Serif" fo:font-size="16pt" style:text-underline-style="solid" style:text-underline-width="auto" style:text-underline-color="font-color" fo:font-weight="bold" officeooo:rsid="00030940" officeooo:paragraph-rsid="00030940" style:font-name-asian="Courier" style:font-size-asian="16pt" style:font-weight-asian="bold" style:font-name-complex="Courier" style:font-size-complex="16pt" style:font-weight-complex="bold"/>
    </style:style>
    <style:style style:name="P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Liberation Serif" fo:font-size="14pt" style:font-name-asian="Courier" style:font-size-asian="14pt" style:font-name-complex="Courier" style:font-size-complex="14pt"/>
    </style:style>
    <style:style style:name="P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Liberation Serif" fo:font-size="14pt" officeooo:rsid="00030940" officeooo:paragraph-rsid="00030940" style:font-name-asian="Courier" style:font-size-asian="14pt" style:font-name-complex="Courier" style:font-size-complex="14pt"/>
    </style:style>
    <style:style style:name="P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Liberation Serif" fo:font-size="14pt" officeooo:rsid="000335b2" officeooo:paragraph-rsid="000335b2" style:font-name-asian="Courier" style:font-size-asian="14pt" style:font-name-complex="Courier" style:font-size-complex="14pt"/>
    </style:style>
    <style:style style:name="P8" style:family="paragraph" style:parent-style-name="Standard" style:master-page-name="PM2">
      <style:paragraph-properties fo:margin-left="0cm" fo:margin-right="0cm" fo:margin-top="0cm" fo:margin-bottom="0cm" loext:contextual-spacing="false" fo:line-height="100%" fo:text-align="center" style:justify-single-word="false" fo:text-indent="0cm" style:auto-text-indent="false" style:page-number="auto"/>
      <style:text-properties fo:color="#000000" style:font-name="Liberation Serif" fo:font-size="18pt" style:text-underline-style="solid" style:text-underline-width="auto" style:text-underline-color="font-color" fo:font-weight="bold" style:font-name-asian="Courier" style:font-size-asian="18pt" style:font-weight-asian="bold" style:font-name-complex="Courier" style:font-size-complex="18pt" style:font-weight-complex="bold"/>
    </style:style>
    <style:style style:name="P9" style:family="paragraph" style:parent-style-name="Standard" style:list-style-name="L1">
      <style:paragraph-properties fo:margin-top="0cm" fo:margin-bottom="0cm" loext:contextual-spacing="false" fo:line-height="100%" fo:text-align="start" style:justify-single-word="false"/>
    </style:style>
    <style:style style:name="P10" style:family="paragraph" style:parent-style-name="Standard" style:list-style-name="L1">
      <style:paragraph-properties fo:margin-top="0cm" fo:margin-bottom="0cm" loext:contextual-spacing="false" fo:line-height="100%" fo:text-align="start" style:justify-single-word="false"/>
      <style:text-properties officeooo:paragraph-rsid="00030940"/>
    </style:style>
    <style:style style:name="P11" style:family="paragraph" style:parent-style-name="Standard">
      <style:paragraph-properties fo:margin-top="0cm" fo:margin-bottom="0cm" loext:contextual-spacing="false" fo:line-height="100%" fo:text-align="start" style:justify-single-word="false"/>
      <style:text-properties officeooo:paragraph-rsid="00030940"/>
    </style:style>
    <style:style style:name="P12" style:family="paragraph" style:parent-style-name="Standard" style:list-style-name="L1">
      <style:paragraph-properties fo:margin-top="0cm" fo:margin-bottom="0cm" loext:contextual-spacing="false" fo:line-height="100%" fo:text-align="start" style:justify-single-word="false"/>
      <style:text-properties fo:font-size="16pt" style:text-underline-style="solid" style:text-underline-width="auto" style:text-underline-color="font-color" fo:font-weight="bold" officeooo:rsid="00030940" officeooo:paragraph-rsid="00030940" style:font-size-asian="16pt" style:font-weight-asian="bold" style:font-size-complex="16pt" style:font-weight-complex="bold"/>
    </style:style>
    <style:style style:name="P13" style:family="paragraph" style:parent-style-name="Standard">
      <style:paragraph-properties fo:margin-top="0cm" fo:margin-bottom="0cm" loext:contextual-spacing="false" fo:line-height="100%" fo:text-align="start" style:justify-single-word="false"/>
      <style:text-properties fo:font-size="14pt" style:text-underline-style="none" fo:font-weight="normal" officeooo:rsid="00030940" officeooo:paragraph-rsid="00030940" style:font-size-asian="12.25pt" style:font-weight-asian="normal" style:font-size-complex="14pt" style:font-weight-complex="normal"/>
    </style:style>
    <style:style style:name="P14" style:family="paragraph" style:parent-style-name="Standard" style:list-style-name="L1">
      <style:paragraph-properties fo:margin-top="0cm" fo:margin-bottom="0cm" loext:contextual-spacing="false" fo:line-height="100%" fo:text-align="start" style:justify-single-word="false"/>
      <style:text-properties fo:font-size="14pt" style:text-underline-style="none" fo:font-weight="normal" officeooo:rsid="00030940" officeooo:paragraph-rsid="00030940" style:font-size-asian="12.25pt" style:font-weight-asian="normal" style:font-size-complex="14pt" style:font-weight-complex="normal"/>
    </style:style>
    <style:style style:name="P15" style:family="paragraph" style:parent-style-name="Standard" style:list-style-name="L1">
      <style:paragraph-properties fo:margin-top="0cm" fo:margin-bottom="0cm" loext:contextual-spacing="false" fo:line-height="100%" fo:text-align="start" style:justify-single-word="false"/>
      <style:text-properties fo:font-size="14pt" style:text-underline-style="none" fo:font-weight="normal" officeooo:rsid="000335b2" officeooo:paragraph-rsid="000335b2" style:font-size-asian="12.25pt" style:font-weight-asian="normal" style:font-size-complex="14pt" style:font-weight-complex="normal"/>
    </style:style>
    <style:style style:name="P16" style:family="paragraph" style:parent-style-name="Standard" style:list-style-name="L1">
      <style:paragraph-properties fo:margin-top="0cm" fo:margin-bottom="0cm" loext:contextual-spacing="false" fo:line-height="100%" fo:text-align="start" style:justify-single-word="false"/>
      <style:text-properties officeooo:rsid="000335b2" officeooo:paragraph-rsid="000335b2"/>
    </style:style>
    <style:style style:name="P17" style:family="paragraph" style:parent-style-name="Standard">
      <style:paragraph-properties fo:margin-top="0cm" fo:margin-bottom="0cm" loext:contextual-spacing="false" fo:line-height="100%" fo:text-align="start" style:justify-single-word="false"/>
      <style:text-properties officeooo:rsid="000335b2" officeooo:paragraph-rsid="000335b2"/>
    </style:style>
    <style:style style:name="T1" style:family="text">
      <style:text-properties fo:color="#000000" style:font-name="Courier" fo:font-size="12pt" style:font-name-asian="Courier" style:font-size-asian="12pt" style:font-name-complex="Courier" style:font-size-complex="12pt"/>
    </style:style>
    <style:style style:name="T2" style:family="text">
      <style:text-properties fo:color="#000000" style:font-name="Liberation Serif" fo:font-size="12pt" style:font-name-asian="Courier" style:font-size-asian="12pt" style:font-name-complex="Courier" style:font-size-complex="12pt"/>
    </style:style>
    <style:style style:name="T3" style:family="text">
      <style:text-properties fo:color="#000000" style:font-name="Liberation Serif" fo:font-size="14pt" style:font-name-asian="Courier" style:font-size-asian="14pt" style:font-name-complex="Courier" style:font-size-complex="14pt"/>
    </style:style>
    <style:style style:name="T4" style:family="text">
      <style:text-properties fo:color="#000000" style:font-name="Liberation Serif" fo:font-size="14pt" officeooo:rsid="00030940" style:font-name-asian="Courier" style:font-size-asian="14pt" style:font-name-complex="Courier" style:font-size-complex="14pt"/>
    </style:style>
    <style:style style:name="T5" style:family="text">
      <style:text-properties fo:color="#000000" style:font-name="Liberation Serif" style:font-name-asian="Courier" style:font-name-complex="Courier"/>
    </style:style>
    <style:style style:name="T6" style:family="text">
      <style:text-properties fo:color="#000000" style:font-name="Liberation Serif" officeooo:rsid="000335b2" style:font-name-asian="Courier" style:font-name-complex="Courier"/>
    </style:style>
    <style:style style:name="T7" style:family="text">
      <style:text-properties fo:font-size="14pt" style:font-size-asian="14pt" style:font-size-complex="14pt"/>
    </style:style>
    <style:style style:name="T8" style:family="text">
      <style:text-properties fo:font-size="16pt" style:text-underline-style="solid" style:text-underline-width="auto" style:text-underline-color="font-color" fo:font-weight="bold" style:font-size-asian="16pt" style:font-weight-asian="bold" style:font-size-complex="16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ZOX SERVER SETUP</text:p>
      <text:p text:style-name="P2"/>
      <text:p text:style-name="P3">As per the requirement given i have completed the server setup, below is the description of that setup:</text:p>
      <text:p text:style-name="P3"/>
      <text:p text:style-name="P4">Solution for Point 1(subpart A and B)</text:p>
      <text:p text:style-name="P2"/>
      <text:p text:style-name="P2"/>
      <text:list xml:id="list3943307570" text:style-name="L1">
        <text:list-item>
          <text:p text:style-name="P9"><text:span text:style-name="T2">I</text:span><text:span text:style-name="T3"> have created a t2.nano instance (ZOX-TEST) on AWS having 500mb RAM and 1 CPU CORE, and for high availabilty and cluster mode i have enabled auto scaling on that instance and applied a policy that when CPU utlization of ZOX-TEST reach 90% of CPU utlization it will launch 1 more instance having the same data as ZOX-TEST and when ever the CPU utlization reaches below 90% it will terminate that instance which is created by auto-scaling group.For load distribution i have configured a Application load balancer so that traffic should be routed to different instances launced in Auto sacaling group.</text:span></text:p>
        </text:list-item>
      </text:list>
      <text:p text:style-name="P5"/>
      <text:list xml:id="list125051343724266" text:continue-numbering="true" text:style-name="L1">
        <text:list-item>
          <text:p text:style-name="P9"><text:span text:style-name="T3">I have also configured detailed monitoring on Cloud Watch of that server and configured RAM and CPU alerts on that.Whenever the CPU is above 90% for 2 min it will send us the notification and when ever the RAM utilization is above 80% fro 5 min it will send us the notification.</text:span></text:p>
        </text:list-item>
      </text:list>
      <text:p text:style-name="P5"/>
      <text:list xml:id="list125051457779951" text:continue-numbering="true" text:style-name="L1">
        <text:list-item>
          <text:p text:style-name="P9"><text:span text:style-name="T3">And to update the existing setup or to make sure that the instance launced in Auto sclaing Group, i have configured Code deploy for that and setup the target as Auto scaling group so whenever a server is launched in that ASG code deploy will automatically run the deployment and will </text:span><text:span text:style-name="T4">push</text:span><text:span text:style-name="T3"> the updated code to that servers also.</text:span></text:p>
        </text:list-item>
      </text:list>
      <text:p text:style-name="P5"/>
      <text:list xml:id="list125053047360787" text:continue-numbering="true" text:style-name="L1">
        <text:list-item>
          <text:p text:style-name="P10"><text:span text:style-name="T4">The above setup is highly scalebale without having any downtime as i have configured Auto scaling and polices as per the traffic on particular instance.</text:span></text:p>
        </text:list-item>
      </text:list>
      <text:p text:style-name="P17"><text:span text:style-name="T4"/></text:p>
      <text:list xml:id="list125052061619887" text:continue-numbering="true" text:style-name="L1">
        <text:list-item>
          <text:p text:style-name="P16"><text:span text:style-name="T4">A</text:span><text:span text:style-name="T3">nd to change the running instance type i have created a bash script which will fetch the instance ID of the running instances with the instance type, then it will stop the instance and change the instance type(that we have to specify) and then start the instance.For this i have used AWS cli command to do this task.</text:span></text:p>
        </text:list-item>
        <text:list-item>
          <text:p text:style-name="P16"><text:span text:style-name="T3">This script will run mannually when ever we need to chnage the instance type.</text:span></text:p>
        </text:list-item>
      </text:list>
      <text:p text:style-name="P11"><text:soft-page-break/><text:span text:style-name="T4"/></text:p>
      <text:list xml:id="list125052351562472" text:continue-numbering="true" text:style-name="L1">
        <text:list-header>
          <text:p text:style-name="P12"><text:span text:style-name="T5">Solution for Point 2:</text:span></text:p>
        </text:list-header>
      </text:list>
      <text:p text:style-name="P13"><text:span text:style-name="T5"/></text:p>
      <text:list xml:id="list125052769478872" text:continue-numbering="true" text:style-name="L1">
        <text:list-item>
          <text:p text:style-name="P14"><text:span text:style-name="T5">I Have created a script to get information of all instances specs running the cluster like CPU, RAM, Linux Kernal, distribution, </text:span><text:span text:style-name="T6">private ip and public ip</text:span></text:p>
        </text:list-item>
        <text:list-item>
          <text:p text:style-name="P14"><text:span text:style-name="T5">I have placed my script in the AMI used in ASG and set a cron which will run at 12 midnight fetching all the above details and sending <text:s/>the mail of the output of that script.</text:span></text:p>
        </text:list-item>
        <text:list-item>
          <text:p text:style-name="P15"><text:span text:style-name="T5">This script will run on all the n server launced on the autoscaling group.</text:span></text:p>
        </text:list-item>
      </text:list>
      <text:p text:style-name="P6"/>
      <text:p text:style-name="P6"/>
      <text:p text:style-name="P5"/>
      <text:p text:style-name="P5">Configuration of the above setup:</text:p>
      <text:p text:style-name="P2"/>
      <text:p text:style-name="P3">VPC-SETUP:</text:p>
      <text:p text:style-name="P2"/>
      <text:p text:style-name="P2"><text:s text:c="4"/><text:span text:style-name="T7">I have created a public subnet so that if we need a database it will be creted on taht subnet so that our application will communicate private with that databse.</text:span></text:p>
      <text:p text:style-name="P5"><text:s text:c="4"/>I have creted a custom route table and configured route as 0.0.0.0/0 and set target as IGW(Internet Gateway) and associated both the public subnet it.</text:p>
      <text:p text:style-name="P5"/>
      <text:p text:style-name="P5">This completed my VPC setup.</text:p>
      <text:p text:style-name="P2"/>
      <text:p text:style-name="P3">EC2-SETUP:</text:p>
      <text:p text:style-name="P2"/>
      <text:p text:style-name="P2"><text:s text:c="4"/><text:span text:style-name="T7">Launced that EC2 server in custom VPC.</text:span></text:p>
      <text:p text:style-name="P5"><text:s text:c="4"/>Attached a Elastic IP to that instance.</text:p>
      <text:p text:style-name="P5"><text:s text:c="4"/>I have configured Application load balancer for this setup because our setup is auto scalable so the traffic will be routed to all the instance launched.</text:p>
      <text:p text:style-name="P5"><text:s text:c="4"/>ELB will be receiving traffic on port 80 nad 443 and for 443 ihave configured SSL on EC2 server.</text:p>
      <text:p text:style-name="P5"><text:s text:c="4"/>Firstly i have created a SNS topic and suscribed my mail id so the alerts will be mailed to my mail id.</text:p>
      <text:p text:style-name="P5"><text:s text:c="4"/>And for RAM alerts i have to configure custom matrics on cloudwatch so fo that i AWS has script that should be downloaded on EC2-server and i have put that script on cron so that script will run in every 5 min and sebd data to cloudwatch.</text:p>
      <text:p text:style-name="P2"/>
      <text:p text:style-name="P2"><text:span text:style-name="T8">CODE-DEPLOY:</text:span> </text:p>
      <text:p text:style-name="P2"/>
      <text:p text:style-name="P5">CodeDeploy is a fully managed deployment service that automates software <text:soft-page-break/>deployments to a variety of compute services such as Amazon EC2.</text:p>
      <text:p text:style-name="P5"/>
      <text:p text:style-name="P5"><text:s text:c="4"/>Created a custom deployment and set EC2 as our compute platform and set Auto scaling group as Enviornment configuration and have set CodeDeployDefault.OneAtATime as my Deployment configuration and have created a IAM role having access to AWS resources on your behalf.</text:p>
      <text:p text:style-name="P5"><text:s text:c="4"/>Then i have installed AWS cli to my EC2-server and also installed code-deploy agent to that EC2-server i.e ZOX-TEST, after that i have uploaded my code to S3.</text:p>
      <text:p text:style-name="P5"><text:s text:c="4"/>I have created a script which tell us the current architecture, kernal version, Private/Public ip, RAM,CPU and OS release and version name.</text:p>
      <text:p text:style-name="P5"><text:s text:c="4"/>And to check the instnces running i have used a command in script that wil tell the instance id running at that particluar time and will send us the mail when the cron will run.</text:p>
      <text:p text:style-name="P5"/>
      <text:p text:style-name="P2"/>
      <text:p text:style-name="P3">AUTO-SCALING-CONFIGURATION:</text:p>
      <text:p text:style-name="P2"/>
      <text:p text:style-name="P5">Auto scaling is configured so as to make our infra highly scalable depend upon the CPU utilization.</text:p>
      <text:p text:style-name="P5"/>
      <text:p text:style-name="P5">After all the above configiration completed i have taken that server AMI to be used in Auto scaling Group.</text:p>
      <text:p text:style-name="P5"/>
      <text:p text:style-name="P5"><text:s text:c="4"/>ASG desired capacity is set to 1 so 1 server will always run.</text:p>
      <text:p text:style-name="P5"><text:s text:c="4"/>Auto scaling policy is set as per the CPU utlization of ZOX-TEST server so when ever the CPU is above 90% it will lunch the server and whenever CPU is below 80% it will terminate that launched instance.</text:p>
      <text:p text:style-name="P5"/>
      <text:p text:style-name="P5"/>
      <text:p text:style-name="P7">I have committed all my scripts to gitlab.</text:p>
      <text:p text:style-name="P5"/>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26T12:50:50.899459766</dc:date>
    <meta:editing-duration>PT6M22S</meta:editing-duration>
    <meta:editing-cycles>1</meta:editing-cycles>
    <meta:document-statistic meta:table-count="0" meta:image-count="0" meta:object-count="0" meta:page-count="3" meta:paragraph-count="37" meta:word-count="866" meta:character-count="4881" meta:non-whitespace-character-count="4004"/>
    <meta:generator>LibreOffice/6.0.3.2$Linux_X86_64 LibreOffice_project/00m0$Build-2</meta:generator>
  </office:meta>
</office:document-meta>
</file>